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B00000290AD5BF13584683D4A.png" manifest:media-type="image/png"/>
  <manifest:file-entry manifest:full-path="Pictures/100002010000036B00000290E709D972608CBD0D.png" manifest:media-type="image/png"/>
  <manifest:file-entry manifest:full-path="Pictures/100002010000036B00000290C799A3CD95778BEB.png" manifest:media-type="image/png"/>
  <manifest:file-entry manifest:full-path="Pictures/100002010000036B0000029074D569F0291109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0.68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.7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.7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.8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text-properties fo:font-size="23.7999992370605pt"/>
    </style:style>
    <style:style style:name="P7" style:family="paragraph">
      <loext:graphic-properties draw:fill="none" draw:fill-color="#ffffff"/>
      <style:text-properties fo:font-size="23.7999992370605pt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487cm" svg:height="1.269cm" svg:x="1.254cm" svg:y="1cm">
          <draw:text-box>
            <text:p text:style-name="P1"><text:span text:style-name="T1">Machines performance on gen_sqw and combine (10Gb)</text:span></text:p>
          </draw:text-box>
        </draw:frame>
        <draw:frame draw:style-name="gr2" draw:text-style-name="P3" draw:layer="layout" svg:width="8cm" svg:height="6cm" svg:x="1.421cm" svg:y="2.951cm">
          <draw:image xlink:href="Pictures/100002010000036B00000290AD5BF13584683D4A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6.07cm" svg:x="10.652cm" svg:y="2.812cm">
          <draw:image xlink:href="Pictures/100002010000036B00000290E709D972608CBD0D.png" xlink:type="simple" xlink:show="embed" xlink:actuate="onLoad" loext:mime-type="image/png">
            <text:p/>
          </draw:image>
        </draw:frame>
        <draw:frame draw:style-name="gr3" draw:text-style-name="P5" draw:layer="layout" svg:width="2.949cm" svg:height="1.269cm" svg:x="1.438cm" svg:y="1.763cm">
          <draw:text-box>
            <text:p text:style-name="P4"><text:span text:style-name="T2">ndmlnx01</text:span></text:p>
          </draw:text-box>
        </draw:frame>
        <draw:frame draw:style-name="gr4" draw:text-style-name="P5" draw:layer="layout" svg:width="2.974cm" svg:height="1.269cm" svg:x="2.524cm" svg:y="8.621cm">
          <draw:text-box>
            <text:p text:style-name="P4"><text:span text:style-name="T2">n-workers</text:span></text:p>
          </draw:text-box>
        </draw:frame>
        <draw:frame draw:style-name="gr5" draw:text-style-name="P5" draw:layer="layout" svg:width="3.203cm" svg:height="1.269cm" svg:x="11.668cm" svg:y="8.621cm">
          <draw:text-box>
            <text:p text:style-name="P4"><text:span text:style-name="T2">cache-size</text:span></text:p>
          </draw:text-box>
        </draw:frame>
        <draw:frame draw:style-name="gr2" draw:text-style-name="P3" draw:layer="layout" svg:width="8cm" svg:height="6cm" svg:x="1.636cm" svg:y="11.51cm">
          <draw:image xlink:href="Pictures/100002010000036B00000290C799A3CD95778BEB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6cm" svg:x="10.906cm" svg:y="11.564cm">
          <draw:image xlink:href="Pictures/100002010000036B0000029074D569F0291109D9.png" xlink:type="simple" xlink:show="embed" xlink:actuate="onLoad" loext:mime-type="image/png">
            <text:p/>
          </draw:image>
        </draw:frame>
        <draw:frame draw:style-name="gr6" draw:text-style-name="P5" draw:layer="layout" svg:width="10.16cm" svg:height="1.016cm" svg:x="1.254cm" svg:y="10.227cm">
          <draw:text-box>
            <text:p text:style-name="P4"><text:span text:style-name="T2">iDaaaS large</text:span></text:p>
          </draw:text-box>
        </draw:frame>
        <draw:frame draw:style-name="gr5" draw:text-style-name="P5" draw:layer="layout" svg:width="3.203cm" svg:height="1.269cm" svg:x="13.291cm" svg:y="17.511cm">
          <draw:text-box>
            <text:p text:style-name="P4"><text:span text:style-name="T2">cache-size</text:span></text:p>
          </draw:text-box>
        </draw:frame>
        <draw:frame draw:style-name="gr4" draw:text-style-name="P7" draw:layer="layout" svg:width="2.974cm" svg:height="1.269cm" svg:x="3.614cm" svg:y="17.256cm">
          <draw:text-box>
            <text:p text:style-name="P6"><text:span text:style-name="T2">n-work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6:39:41.819315839</meta:creation-date>
    <dc:date>2019-07-17T18:13:51.492000000</dc:date>
    <meta:editing-duration>PT18M8S</meta:editing-duration>
    <meta:editing-cycles>5</meta:editing-cycles>
    <meta:generator>LibreOffice/6.1.6.3$Windows_X86_64 LibreOffice_project/5896ab1714085361c45cf540f76f60673dd96a72</meta:generator>
    <meta:document-statistic meta:object-count="34"/>
  </office:meta>
</office:document-meta>
</file>